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HeaderValuesMap.containsValue( Object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letHeaderValues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ke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HeaderValues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eaderValues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putAl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ServletHeaderValuesMap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vletHeaderValues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eaderValues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HeaderValues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eaderValuesMap.entry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HeaderValuesMap.equals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